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fill="solid" draw:textarea-horizontal-align="justify" draw:textarea-vertical-align="middle" draw:auto-grow-height="false" fo:padding-top="0.075cm" fo:padding-bottom="0.075cm" fo:padding-left="0.2cm" fo:padding-right="0.2cm"/>
    </style:style>
    <style:style style:name="gr2" style:family="graphic" style:parent-style-name="standard">
      <style:graphic-properties draw:stroke="dash" draw:stroke-dash="Ultrafine_20_Dashed" svg:stroke-width="0cm" draw:textarea-vertical-align="middle" fo:padding-top="0.075cm" fo:padding-bottom="0.075cm" fo:padding-left="0.2cm" fo:padding-right="0.2cm"/>
    </style:style>
    <style:style style:name="gr3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cm" fo:min-width="0cm" fo:padding-top="0.1cm" fo:padding-bottom="0.1cm" fo:padding-left="0.225cm" fo:padding-right="0.22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fill="solid" draw:fill-color="#e6e6e6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6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7cm" fo:min-width="0cm"/>
    </style:style>
    <style:style style:name="gr10" style:family="graphic" style:parent-style-name="standard">
      <style:graphic-properties draw:fill="solid" draw:fill-color="#cfe7f5" draw:textarea-vertical-align="middle"/>
    </style:style>
    <style:style style:name="gr11" style:family="graphic" style:parent-style-name="standard">
      <style:graphic-properties svg:stroke-color="#000000" draw:marker-start="Arrow" draw:marker-start-width="0.3cm" draw:textarea-vertical-align="middle"/>
    </style:style>
    <style:style style:name="P1" style:family="paragraph">
      <style:paragraph-properties fo:text-align="center"/>
      <style:text-properties fo:font-family="Consolas" style:font-family-generic="modern" style:font-pitch="fixed"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Consolas" style:font-family-generic="modern" style:font-pitch="fixed" fo:font-size="8pt" style:font-size-asian="8pt" style:font-size-complex="8pt"/>
    </style:style>
    <style:style style:name="P4" style:family="paragraph">
      <style:text-properties fo:font-family="Consolas" style:font-family-generic="modern" style:font-pitch="fixed" fo:font-size="8pt" style:font-size-asian="8pt" style:font-size-complex="8pt"/>
    </style:style>
    <style:style style:name="P5" style:family="paragraph">
      <style:text-properties fo:font-family="Consolas" style:font-family-generic="modern" style:font-pitch="fixed" fo:font-size="8pt" fo:font-weight="bold" style:font-size-asian="8pt" style:font-weight-asian="bold" style:font-size-complex="8pt" style:font-weight-complex="bold"/>
    </style:style>
    <style:style style:name="T1" style:family="text">
      <style:text-properties fo:font-family="Consolas" style:font-family-generic="modern" style:font-pitch="fixed" fo:font-size="8pt" style:font-size-asian="8pt" style:font-size-complex="8pt"/>
    </style:style>
    <style:style style:name="T2" style:family="text">
      <style:text-properties fo:font-family="Consolas" style:font-family-generic="modern" style:font-pitch="fixed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2cm" svg:height="0.9cm" svg:x="5.599cm" svg:y="3cm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rect draw:style-name="gr2" draw:text-style-name="P3" draw:layer="layout" svg:width="0.9cm" svg:height="0.3cm" svg:x="4.398cm" svg:y="4.798cm">
          <text:p text:style-name="P2"><text:span text:style-name="T1">1</text:span></text:p>
        </draw:rect>
        <draw:rect draw:style-name="gr2" draw:text-style-name="P3" draw:layer="layout" svg:width="0.9cm" svg:height="0.3cm" svg:x="5.298cm" svg:y="4.798cm">
          <text:p text:style-name="P2"><text:span text:style-name="T1">2</text:span></text:p>
        </draw:rect>
        <draw:rect draw:style-name="gr2" draw:text-style-name="P3" draw:layer="layout" svg:width="0.9cm" svg:height="0.3cm" svg:x="7.697cm" svg:y="4.797cm">
          <text:p text:style-name="P2"><text:span text:style-name="T1">4</text:span></text:p>
        </draw:rect>
        <draw:rect draw:style-name="gr2" draw:text-style-name="P3" draw:layer="layout" svg:width="0.9cm" svg:height="0.3cm" svg:x="8.597cm" svg:y="4.797cm">
          <text:p text:style-name="P2"><text:span text:style-name="T1">5</text:span></text:p>
        </draw:rect>
        <draw:rect draw:style-name="gr2" draw:text-style-name="P3" draw:layer="layout" svg:width="0.9cm" svg:height="0.3cm" svg:x="9.497cm" svg:y="4.797cm">
          <text:p text:style-name="P2"><text:span text:style-name="T1">6</text:span></text:p>
        </draw:rect>
        <draw:rect draw:style-name="gr2" draw:text-style-name="P3" draw:layer="layout" svg:width="0.9cm" svg:height="0.3cm" svg:x="10.397cm" svg:y="4.797cm">
          <text:p text:style-name="P2"><text:span text:style-name="T1">7</text:span></text:p>
        </draw:rect>
        <draw:frame draw:style-name="gr3" draw:text-style-name="P4" draw:layer="layout" svg:width="2.175cm" svg:height="0.535cm" svg:x="0.925cm" svg:y="4.7cm">
          <draw:text-box>
            <text:p><text:span text:style-name="T1">Byte number</text:span></text:p>
          </draw:text-box>
        </draw:frame>
        <draw:line draw:style-name="gr4" draw:text-style-name="P2" draw:layer="layout" svg:x1="7.1cm" svg:y1="3cm" svg:x2="7.1cm" svg:y2="2.3cm">
          <text:p/>
        </draw:line>
        <draw:line draw:style-name="gr4" draw:text-style-name="P2" draw:layer="layout" svg:x1="7.1cm" svg:y1="1.4cm" svg:x2="7.1cm" svg:y2="0.6cm">
          <text:p/>
        </draw:line>
        <draw:frame draw:style-name="gr3" draw:text-style-name="P4" draw:layer="layout" svg:width="3.115cm" svg:height="0.535cm" svg:x="5.6cm" svg:y="0.165cm">
          <draw:text-box>
            <text:p><text:span text:style-name="T1">Data out (to CPU)</text:span></text:p>
          </draw:text-box>
        </draw:frame>
        <draw:line draw:style-name="gr4" draw:text-style-name="P2" draw:layer="layout" svg:x1="3.1cm" svg:y1="1.7cm" svg:x2="6cm" svg:y2="1.7cm">
          <text:p/>
        </draw:line>
        <draw:line draw:style-name="gr4" draw:text-style-name="P2" draw:layer="layout" svg:x1="3.1cm" svg:y1="3.4cm" svg:x2="5.9cm" svg:y2="3.4cm">
          <text:p/>
        </draw:line>
        <draw:frame draw:style-name="gr3" draw:text-style-name="P4" draw:layer="layout" svg:width="2.645cm" svg:height="0.535cm" svg:x="0.557cm" svg:y="3.102cm">
          <draw:text-box>
            <text:p><text:span text:style-name="T1">Addr (lo bits)</text:span></text:p>
          </draw:text-box>
        </draw:frame>
        <draw:frame draw:style-name="gr3" draw:text-style-name="P4" draw:layer="layout" svg:width="1.079cm" svg:height="0.535cm" svg:x="1.921cm" svg:y="1.4cm">
          <draw:text-box>
            <text:p><text:span text:style-name="T1">Size</text:span></text:p>
          </draw:text-box>
        </draw:frame>
        <draw:line draw:style-name="gr4" draw:text-style-name="P2" draw:layer="layout" svg:x1="6.5cm" svg:y1="4.6cm" svg:x2="6.5cm" svg:y2="3.9cm">
          <text:p/>
        </draw:line>
        <draw:line draw:style-name="gr5" draw:text-style-name="P2" draw:layer="layout" svg:x1="6.5cm" svg:y1="4.6cm" svg:x2="5.3cm" svg:y2="4.6cm">
          <text:p/>
        </draw:line>
        <draw:line draw:style-name="gr5" draw:text-style-name="P2" draw:layer="layout" svg:x1="5.3cm" svg:y1="4.6cm" svg:x2="5.3cm" svg:y2="4.8cm">
          <text:p/>
        </draw:line>
        <draw:line draw:style-name="gr5" draw:text-style-name="P2" draw:layer="layout" svg:x1="9.5cm" svg:y1="4.6cm" svg:x2="9.5cm" svg:y2="4.8cm">
          <text:p/>
        </draw:line>
        <draw:rect draw:style-name="gr6" draw:text-style-name="P2" draw:layer="layout" svg:width="7.8cm" svg:height="1.2cm" svg:x="3.5cm" svg:y="5.4cm">
          <text:p/>
        </draw:rect>
        <draw:frame draw:style-name="gr7" draw:text-style-name="P4" draw:layer="layout" svg:width="1.755cm" svg:height="0.585cm" svg:x="4.4cm" svg:y="5.321cm">
          <draw:text-box>
            <text:p><text:span text:style-name="T1">Data out</text:span></text:p>
          </draw:text-box>
        </draw:frame>
        <draw:frame draw:style-name="gr8" draw:text-style-name="P4" draw:layer="layout" svg:width="1.129cm" svg:height="0.585cm" svg:x="4.7cm" svg:y="6.115cm">
          <draw:text-box>
            <text:p><text:span text:style-name="T1">Addr</text:span></text:p>
          </draw:text-box>
        </draw:frame>
        <draw:line draw:style-name="gr5" draw:text-style-name="P2" draw:layer="layout" svg:x1="7.3cm" svg:y1="5.4cm" svg:x2="7.3cm" svg:y2="6.6cm">
          <text:p/>
        </draw:line>
        <draw:frame draw:style-name="gr7" draw:text-style-name="P4" draw:layer="layout" svg:width="1.755cm" svg:height="0.585cm" svg:x="8.701cm" svg:y="5.3cm">
          <draw:text-box>
            <text:p><text:span text:style-name="T1">Data out</text:span></text:p>
          </draw:text-box>
        </draw:frame>
        <draw:frame draw:style-name="gr8" draw:text-style-name="P4" draw:layer="layout" svg:width="1.129cm" svg:height="0.585cm" svg:x="9cm" svg:y="6.1cm">
          <draw:text-box>
            <text:p><text:span text:style-name="T1">Addr</text:span></text:p>
          </draw:text-box>
        </draw:frame>
        <draw:frame draw:style-name="gr7" draw:text-style-name="P5" draw:layer="layout" svg:width="1.442cm" svg:height="0.585cm" svg:x="4.6cm" svg:y="5.721cm">
          <draw:text-box>
            <text:p><text:span text:style-name="T2">PORT A</text:span></text:p>
          </draw:text-box>
        </draw:frame>
        <draw:frame draw:style-name="gr9" draw:text-style-name="P5" draw:layer="layout" svg:width="1.442cm" svg:height="0.585cm" svg:x="8.901cm" svg:y="5.735cm">
          <draw:text-box>
            <text:p><text:span text:style-name="T2">PORT B</text:span></text:p>
          </draw:text-box>
        </draw:frame>
        <draw:frame draw:style-name="gr8" draw:text-style-name="P4" draw:layer="layout" svg:width="2.068cm" svg:height="0.585cm" svg:x="6.2cm" svg:y="3.2cm">
          <draw:text-box>
            <text:p><text:span text:style-name="T1">Offset mux</text:span></text:p>
          </draw:text-box>
        </draw:frame>
        <draw:custom-shape draw:style-name="gr1" draw:text-style-name="P1" draw:layer="layout" svg:width="3.2cm" svg:height="0.904cm" svg:x="5.598cm" svg:y="1.396cm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8" draw:text-style-name="P4" draw:layer="layout" svg:width="2.068cm" svg:height="0.585cm" svg:x="6.2cm" svg:y="1.501cm">
          <draw:text-box>
            <text:p><text:span text:style-name="T1">Length mux</text:span></text:p>
          </draw:text-box>
        </draw:frame>
        <draw:line draw:style-name="gr4" draw:text-style-name="P2" draw:layer="layout" svg:x1="7.9cm" svg:y1="4.6cm" svg:x2="7.9cm" svg:y2="3.9cm">
          <text:p/>
        </draw:line>
        <draw:line draw:style-name="gr5" draw:text-style-name="P2" draw:layer="layout" svg:x1="7.9cm" svg:y1="4.6cm" svg:x2="9.5cm" svg:y2="4.6cm">
          <text:p/>
        </draw:line>
        <draw:line draw:style-name="gr5" draw:text-style-name="P2" draw:layer="layout" svg:x1="5.3cm" svg:y1="5.1cm" svg:x2="5.3cm" svg:y2="5.4cm">
          <text:p/>
        </draw:line>
        <draw:line draw:style-name="gr5" draw:text-style-name="P2" draw:layer="layout" svg:x1="9.5cm" svg:y1="5.1cm" svg:x2="9.5cm" svg:y2="5.4cm">
          <text:p/>
        </draw:line>
        <draw:line draw:style-name="gr4" draw:text-style-name="P2" draw:layer="layout" svg:x1="5.222cm" svg:y1="7.3cm" svg:x2="5.222cm" svg:y2="6.6cm">
          <text:p/>
        </draw:line>
        <draw:line draw:style-name="gr5" draw:text-style-name="P2" draw:layer="layout" svg:x1="5.9cm" svg:y1="7.3cm" svg:x2="3.1cm" svg:y2="7.3cm">
          <text:p/>
        </draw:line>
        <draw:frame draw:style-name="gr8" draw:text-style-name="P4" draw:layer="layout" svg:width="2.695cm" svg:height="0.585cm" svg:x="0.5cm" svg:y="7.015cm">
          <draw:text-box>
            <text:p><text:span text:style-name="T1">Addr (hi bits)</text:span></text:p>
          </draw:text-box>
        </draw:frame>
        <draw:rect draw:style-name="gr10" draw:text-style-name="P3" draw:layer="layout" svg:width="1.5cm" svg:height="0.5cm" svg:x="6.6cm" svg:y="7cm">
          <text:p text:style-name="P2"><text:span text:style-name="T1">+1</text:span></text:p>
        </draw:rect>
        <draw:line draw:style-name="gr5" draw:text-style-name="P2" draw:layer="layout" svg:x1="6.6cm" svg:y1="7.3cm" svg:x2="5.9cm" svg:y2="7.3cm">
          <text:p/>
        </draw:line>
        <draw:line draw:style-name="gr5" draw:text-style-name="P2" draw:layer="layout" svg:x1="8.1cm" svg:y1="7.3cm" svg:x2="9.5cm" svg:y2="7.3cm">
          <text:p/>
        </draw:line>
        <draw:line draw:style-name="gr11" draw:text-style-name="P2" draw:layer="layout" svg:x1="9.5cm" svg:y1="6.6cm" svg:x2="9.5cm" svg:y2="7.3cm">
          <text:p/>
        </draw:line>
        <draw:rect draw:style-name="gr2" draw:text-style-name="P3" draw:layer="layout" svg:width="0.9cm" svg:height="0.3cm" svg:x="6.197cm" svg:y="4.797cm">
          <text:p text:style-name="P2"><text:span text:style-name="T1">3</text:span></text:p>
        </draw:rect>
        <draw:frame draw:style-name="gr3" draw:text-style-name="P5" draw:layer="layout" svg:width="1.079cm" svg:height="0.535cm" svg:x="2.457cm" svg:y="5.702cm">
          <draw:text-box>
            <text:p><text:span text:style-name="T2">SRAM</text:span></text:p>
          </draw:text-box>
        </draw:frame>
        <draw:rect draw:style-name="gr2" draw:text-style-name="P3" draw:layer="layout" svg:width="0.9cm" svg:height="0.3cm" svg:x="3.497cm" svg:y="4.797cm">
          <text:p text:style-name="P2"><text:span text:style-name="T1">0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Ultrafine_20_Dashed" svg:stroke-width="0cm" svg:stroke-color="#000000" draw:marker-start-width="0.2cm" draw:marker-start-center="false" draw:marker-end-width="0.2cm" draw:marker-end-center="false" draw:fill="none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Consolas" style:font-style-name="Regular" style:font-family-generic="modern" style:font-pitch="fixed" fo:font-size="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02T17:51:29.42</meta:creation-date>
    <dc:date>2013-05-13T14:45:53.77</dc:date>
    <meta:editing-duration>PT1H6M28S</meta:editing-duration>
    <meta:editing-cycles>11</meta:editing-cycles>
    <meta:generator>OpenOffice.org/3.4.1$Win32 OpenOffice.org_project/341m1$Build-9593</meta:generator>
    <meta:document-statistic meta:object-count="44"/>
  </office:meta>
</office:document-meta>
</file>